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Text_20_body">
      <style:text-properties style:font-name="Arial" style:font-name-asian="Arial" style:font-name-complex="Arial"/>
    </style:style>
    <style:style style:name="P16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text-properties style:font-name="Arial" fo:font-size="14pt" style:font-name-asian="Arial" style:font-name-complex="Arial"/>
    </style:style>
    <style:style style:name="P2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3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7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9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5883536" text:id="ct2858835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30246770278469773" text:style-name="L1">
        <text:list-item>
          <text:p text:style-name="P23"/>
        </text:list-item>
      </text:list>
      <text:p text:style-name="P7">[XXX] 20200323_154119</text:p>
      <text:p text:style-name="P15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4">2:19</text:p>
            <text:p text:style-name="P14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4">2:20</text:p>
            <text:p text:style-name="P14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4">2:21</text:p>
            <text:p text:style-name="P14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4">2:22</text:p>
            <text:p text:style-name="P14">וּרְשָׁעִים, מֵאֶרֶץ יִכָּרֵתוּ; <text:s text:c="3"/>וּבוֹגְדִים,</text:p>
            <text:p text:style-name="P14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4">3:1</text:p>
            <text:p text:style-name="P14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8">/] 20200425_1121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8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2</text:p>
            <text:p text:style-name="P14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4">3:3</text:p>
            <text:p text:style-name="P14">חֶסֶד וֶאֱמֶת, <text:s text:c="3"/>אַל-יַעַזְבֻךָ:</text:p>
            <text:p text:style-name="P14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4">3:4</text:p>
            <text:p text:style-name="P14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4">3:5</text:p>
            <text:p text:style-name="P14">בְּטַח אֶל-יְהוָה, בְּכָל-לִבֶּךָ; <text:s/></text:p>
            <text:p text:style-name="P14"><text:s/>וְאֶל-בִּינָתְךָ, </text:p>
            <text:p text:style-name="P14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4">3:6</text:p>
            <text:p text:style-name="P14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8">/] 20200426_090421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18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7</text:p>
            <text:p text:style-name="P14">אַל-תְּהִי חָכָם בְּעֵינֶיךָ; <text:s text:c="3"/>יְרָא אֶת-יְהוָה, וְסוּר מֵרָע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8</text:p>
            <text:p text:style-name="P14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9</text:p>
            <text:p text:style-name="P14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10</text:p>
            <text:p text:style-name="P14"><text:s/>וְיִמָּלְאוּ אֲסָמֶיךָ שָׂבָע; <text:s text:c="3"/>וְתִירוֹשׁ, יְקָבֶיךָ יִפְרֹצוּ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11</text:p>
            <text:p text:style-name="P14"><text:soft-page-break/>מוּסַר יְהוָה, בְּנִי אַל-תִּמְאָס; <text:s text:c="3"/>וְאַל-תָּקֹץ, בְּתוֹכַחְתּוֹ.</text:p>
          </table:table-cell>
          <table:table-cell table:style-name="表29.B2" office:value-type="string">
            <text:p text:style-name="P12"/>
          </table:table-cell>
        </table:table-row>
        <table:table-row table:style-name="表29.20">
          <table:table-cell table:style-name="表29.A2" office:value-type="string">
            <text:p text:style-name="P18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8">[XXX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4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 </text:p>
      <text:p text:style-name="P15"/>
      <text:p text:style-name="P17"/>
      <text:p text:style-name="P16"/>
      <text:p text:style-name="P7">------------------------------------------------------------</text:p>
      <text:p text:style-name="P7">[XXX] 20200327_115755</text:p>
      <text:p text:style-name="P15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 </text:p>
      <text:p text:style-name="P15"/>
      <text:p text:style-name="P16"/>
      <text:p text:style-name="P16"/>
      <text:p text:style-name="P16"><text:soft-page-break/></text:p>
      <text:p text:style-name="P16"/>
      <text:p text:style-name="P1">------------------------------------------------------------ TEMPLATE<text:change text:change-id="ct285883536"/></text:p>
      <text:p text:style-name="P7">------------------------------------------------------------</text:p>
      <text:p text:style-name="P7">[XXX] </text:p>
      <text:p text:style-name="P15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 </text:p>
      <text:p text:style-name="P15"/>
      <text:p text:style-name="P16"/>
      <text:p text:style-name="P16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19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1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</text:p>
      <text:p text:style-name="P15"/>
      <text:p text:style-name="P15"/>
      <text:p text:style-name="P4"><text:soft-page-break/></text:p>
      <text:p text:style-name="P16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1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</text:p>
      <text:p text:style-name="P15"/>
      <text:p text:style-name="P15"/>
      <text:p text:style-name="P15"/>
      <text:p text:style-name="P15"/>
      <text:p text:style-name="P13">/------------------------------------------------------------ /TEMPLATE</text:p>
      <text:p text:style-name="P15"/>
      <text:p text:style-name="P6">--------------------------------------- [STEPS : closing] 20191009_161940</text:p>
      <text:list xml:id="list1125060152738313326" text:style-name="L2">
        <text:list-item>
          <text:p text:style-name="P29">time label ==&gt; paste</text:p>
        </text:list-item>
        <text:list-item>
          <text:p text:style-name="P29">“@@@” ==&gt; move to → at the bottom of the doc area</text:p>
        </text:list-item>
        <text:list-item>
          <text:p text:style-name="P29">DUP : template</text:p>
        </text:list-item>
        <text:list-item>
          <text:p text:style-name="P29">close</text:p>
          <text:list>
            <text:list-item>
              <text:p text:style-name="P29">web pages</text:p>
            </text:list-item>
            <text:list-item>
              <text:p text:style-name="P29">sheet file</text:p>
            </text:list-item>
            <text:list-item>
              <text:p text:style-name="P29">folders (if any)</text:p>
            </text:list-item>
            <text:list-item>
              <text:p text:style-name="P29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1"/>
          </table:table-cell>
          <table:table-cell table:style-name="表236.A1" office:value-type="string">
            <text:p text:style-name="P21">TH</text:p>
          </table:table-cell>
          <table:table-cell table:style-name="表236.C1" office:value-type="string">
            <text:p text:style-name="P21">“the”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1">gh</text:p>
          </table:table-cell>
          <table:table-cell table:style-name="表236.C2" office:value-type="string">
            <text:p text:style-name="P21">arabic ghain</text:p>
          </table:table-cell>
        </table:table-row>
        <text:soft-page-break/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1">dz</text:p>
          </table:table-cell>
          <table:table-cell table:style-name="表236.C2" office:value-type="string">
            <text:p text:style-name="P21">arabic ẓ (ðˁ) (ظ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0">a_</text:p>
          </table:table-cell>
          <table:table-cell table:style-name="表236.C2" office:value-type="string">
            <text:p text:style-name="P21">“<text:span text:style-name="T7">a</text:span>”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0">*</text:p>
          </table:table-cell>
          <table:table-cell table:style-name="表236.C2" office:value-type="string">
            <text:p text:style-name="P21">kha: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0">** (#)</text:p>
          </table:table-cell>
          <table:table-cell table:style-name="表236.C2" office:value-type="string">
            <text:p text:style-name="P21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2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2"/>
          </table:table-cell>
        </table:table-row>
      </table:table>
      <text:p text:style-name="P11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6T09:04:23.44</dc:date>
    <dc:creator>iwabuchi ken</dc:creator>
    <meta:editing-duration>P5DT7H25M44S</meta:editing-duration>
    <meta:editing-cycles>313</meta:editing-cycles>
    <meta:generator>OpenOffice/4.1.3$Win32 OpenOffice.org_project/413m1$Build-9783</meta:generator>
    <meta:document-statistic meta:table-count="9" meta:image-count="0" meta:object-count="0" meta:page-count="7" meta:paragraph-count="122" meta:word-count="585" meta:character-count="3211"/>
  </office:meta>
</office:document-meta>
</file>